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askSequence.setRepetitions( int repeti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askSequence.setNoChildRepo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skSequence.doSerialTasksWithRat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askSequence.TaskSequence( PerfRunData runData , String name , TaskSequence parent , boolean parall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askSequence.getTas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Sequence.initTasksArr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askSequence.getRepet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Sequence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askSequence.startlThreadsWithRate( Thread [ ] 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askSequence.setSequenceNam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askSequence.isParall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Sequen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Sequence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Sequence.updateExhausted( PerfTask tas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askSequence.doSerialTask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askSequence.getR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Sequence.doParallelTask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TaskSequence.doLogi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skSequence.toString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askSequence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skSequence.startThreads( Thread [ ]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skSequence.addTask( Perf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skSequence.setRate( int rate , boolean per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skSequence.isCollaps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